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P2" style:family="paragraph" style:parent-style-name="Standard">
      <style:text-properties officeooo:paragraph-rsid="00156109"/>
    </style:style>
    <style:style style:name="P3" style:family="paragraph" style:parent-style-name="Standard">
      <style:text-properties officeooo:paragraph-rsid="0017edb7"/>
    </style:style>
    <style:style style:name="T1" style:family="text">
      <style:text-properties officeooo:rsid="001206dd"/>
    </style:style>
    <style:style style:name="T2" style:family="text">
      <style:text-properties officeooo:rsid="00134306"/>
    </style:style>
    <style:style style:name="T3" style:family="text">
      <style:text-properties fo:font-variant="normal" fo:text-transform="none" fo:color="#125792" loext:opacity="100%" style:font-name="helvetica" fo:font-size="8.39999961853027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3">Program handles divide by zero with multiple catch statement</text:span> </text:p>
      <text:p text:style-name="P1"/>
      <text:p text:style-name="P3">#include&lt;iostream&gt;<text:line-break/>using namespace std;<text:line-break/>int main()<text:line-break/>{</text:p>
      <text:p text:style-name="P3"><text:line-break/> <text:s text:c="3"/>int a, b;<text:line-break/> <text:s text:c="3"/>cout&lt;&lt;"Enter a and b values:";<text:line-break/> <text:s text:c="3"/>cin&gt;&gt;a&gt;&gt;b;<text:line-break/> <text:s text:c="3"/>try</text:p>
      <text:p text:style-name="P3"><text:line-break/> <text:s text:c="3"/>{</text:p>
      <text:p text:style-name="P3"><text:line-break/> <text:s text:c="7"/>if(b==0)<text:line-break/> <text:s text:c="7"/>throw b;<text:line-break/> <text:s text:c="7"/>else if(b&lt;0)<text:line-break/> <text:s text:c="7"/>throw "b cannot be negative";<text:line-break/> <text:s text:c="7"/>else<text:line-break/> <text:s text:c="7"/>cout&lt;&lt;"Result of a/b ="&lt;&lt;(a/b);</text:p>
      <text:p text:style-name="P3"><text:line-break/> <text:s text:c="3"/>}</text:p>
      <text:p text:style-name="P3"><text:line-break/> <text:s text:c="3"/>catch(int b)</text:p>
      <text:p text:style-name="P3"><text:line-break/> <text:s text:c="3"/>{</text:p>
      <text:p text:style-name="P3"><text:line-break/> <text:s text:c="7"/>cout&lt;&lt;"b cannot be zero";</text:p>
      <text:p text:style-name="P3"><text:line-break/> <text:s text:c="3"/>}</text:p>
      <text:p text:style-name="P3"><text:line-break/> <text:s text:c="3"/>catch(const char*msg)</text:p>
      <text:p text:style-name="P3"><text:line-break/> <text:s text:c="3"/>{</text:p>
      <text:p text:style-name="P3"><text:line-break/> <text:s text:c="7"/>cout&lt;&lt;msg;</text:p>
      <text:p text:style-name="P3"><text:line-break/> <text:s text:c="3"/>}</text:p>
      <text:p text:style-name="P3"><text:line-break/> <text:s text:c="3"/>return 0;</text:p>
      <text:p text:style-name="P3"><text:line-break/>}<text:line-break/><text:line-break/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, sans-serif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28:36.204000000</dc:date>
    <meta:editing-duration>PT52M33S</meta:editing-duration>
    <meta:editing-cycles>14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16" meta:word-count="59" meta:character-count="482" meta:non-whitespace-character-count="305"/>
  </office:meta>
</office:document-meta>
</file>